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5cm" svg:height="5.5cm" svg:x="2cm" svg:y="2.5cm">
          <text:p text:style-name="P1"><text:span text:style-name="T1">Control principal</text:span></text:p>
          <text:p text:style-name="P1"/>
          <text:p text:style-name="P2">- Recibir datos</text:p>
          <text:p text:style-name="P2">- Mandar comandos</text:p>
          <text:p text:style-name="P2">- Almacenar data</text:p>
          <text:p text:style-name="P2">- Procesamiento actitud</text:p>
          <text:p text:style-name="P2">- Medir temperatura</text:p>
        </draw:rect>
        <draw:rect draw:style-name="gr1" draw:text-style-name="P1" draw:layer="layout" svg:width="8.5cm" svg:height="4cm" svg:x="18.5cm" svg:y="2.5cm">
          <text:p text:style-name="P1"><text:span text:style-name="T1">Sist. Gestión de Energía</text:span></text:p>
          <text:p text:style-name="P1"/>
          <text:p text:style-name="P2">- Transmitir datos</text:p>
          <text:p text:style-name="P2">- Interrupciones</text:p>
          <text:p text:style-name="P2"/>
        </draw:rect>
        <draw:rect draw:style-name="gr1" draw:text-style-name="P1" draw:layer="layout" svg:width="8.5cm" svg:height="3.5cm" svg:x="18.5cm" svg:y="8.5cm">
          <text:p text:style-name="P1"><text:span text:style-name="T1">Detección de Actitud</text:span></text:p>
          <text:p text:style-name="P1"/>
          <text:p text:style-name="P2">- Transmitir datos</text:p>
          <text:p text:style-name="P2"/>
        </draw:rect>
        <draw:rect draw:style-name="gr1" draw:text-style-name="P1" draw:layer="layout" svg:width="8.5cm" svg:height="4cm" svg:x="18.5cm" svg:y="13.5cm">
          <text:p text:style-name="P1"><text:span text:style-name="T1">Módulo de Comunicación</text:span></text:p>
          <text:p text:style-name="P1"/>
          <text:p text:style-name="P2">- Recibir datos</text:p>
          <text:p text:style-name="P2">- Mandar datos</text:p>
          <text:p text:style-name="P2"/>
        </draw:rect>
        <draw:line draw:style-name="gr2" draw:text-style-name="P1" draw:layer="layout" svg:x1="14cm" svg:y1="18.5cm" svg:x2="14cm" svg:y2="1.5cm">
          <text:p/>
        </draw:line>
        <draw:frame draw:style-name="gr3" draw:layer="layout" svg:width="6cm" svg:height="1.25cm" svg:x="11cm" svg:y="18.75cm">
          <draw:text-box>
            <text:p>Bus principal: I2C</text:p>
          </draw:text-box>
        </draw:frame>
        <draw:line draw:style-name="gr2" draw:text-style-name="P1" draw:layer="layout" svg:x1="10.5cm" svg:y1="5.5cm" svg:x2="14cm" svg:y2="5.5cm">
          <text:p/>
        </draw:line>
        <draw:line draw:style-name="gr2" draw:text-style-name="P1" draw:layer="layout" svg:x1="14cm" svg:y1="4.5cm" svg:x2="18.5cm" svg:y2="4.5cm">
          <text:p/>
        </draw:line>
        <draw:line draw:style-name="gr2" draw:text-style-name="P1" draw:layer="layout" svg:x1="14cm" svg:y1="10.5cm" svg:x2="18.5cm" svg:y2="10.5cm">
          <text:p/>
        </draw:line>
        <draw:line draw:style-name="gr2" draw:text-style-name="P1" draw:layer="layout" svg:x1="14cm" svg:y1="15.5cm" svg:x2="18.5cm" svg:y2="1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UY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ercedes Mato</meta:initial-creator>
    <meta:creation-date>2011-06-26T19:24:03.61</meta:creation-date>
    <dc:date>2011-07-29T18:34:11.06</dc:date>
    <dc:creator>Mercedes Mato</dc:creator>
    <meta:editing-duration>PT00H11M20S</meta:editing-duration>
    <meta:editing-cycles>2</meta:editing-cycles>
    <meta:generator>OpenOffice.org/3.0$Win32 OpenOffice.org_project/300m15$Build-9379</meta:generator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